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8cm" svg:height="1.3cm" svg:x="11.6cm" svg:y="13.6cm">
          <text:p text:style-name="P1"><text:span text:style-name="T1">To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8cm" svg:height="1.3cm" svg:x="5.4cm" svg:y="13.6cm">
          <text:p text:style-name="P1"><text:span text:style-name="T1">Tour adve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cm" svg:y1="14.9cm" svg:x2="6.8cm" svg:y2="14.9cm" draw:start-shape="id1" draw:start-glue-point="2" draw:end-shape="id2" draw:end-glue-point="2" svg:d="m13000 14900v502h-6200v-502" svg:viewBox="0 0 6201 503">
          <text:p/>
        </draw:connector>
        <draw:connector draw:style-name="gr2" draw:text-style-name="P1" draw:layer="layout" svg:x1="6.8cm" svg:y1="13.6cm" svg:x2="13cm" svg:y2="13.6cm" draw:start-shape="id2" draw:start-glue-point="0" draw:end-shape="id1" draw:end-glue-point="0" svg:d="m6800 13600v-501h6200v501" svg:viewBox="0 0 6201 502">
          <text:p/>
        </draw:connector>
        <draw:custom-shape draw:style-name="gr1" draw:text-style-name="P2" xml:id="id7" draw:id="id7" draw:layer="layout" svg:width="2.8cm" svg:height="1.3cm" svg:x="11.2cm" svg:y="22.9cm">
          <text:p text:style-name="P1"><text:span text:style-name="T1">Gag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8cm" svg:height="1.3cm" svg:x="6.1cm" svg:y="22.9cm">
          <text:p text:style-name="P1"><text:span text:style-name="T1">Perd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10.8cm" svg:height="8.6cm" svg:x="4.5cm" svg:y="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1.4cm" svg:height="6.2cm" svg:x="4.3cm" svg:y="19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9cm" svg:y1="17.2cm" svg:x2="10cm" svg:y2="19.2cm" draw:start-shape="id3" draw:start-glue-point="2" draw:end-shape="id4" draw:end-glue-point="0" svg:d="m9900 17200v1001h100v999" svg:viewBox="0 0 101 2001">
          <text:p text:style-name="P1">fin()</text:p>
        </draw:connector>
        <draw:custom-shape draw:style-name="gr5" draw:text-style-name="P1" xml:id="id5" draw:id="id5" draw:layer="layout" svg:width="0.5cm" svg:height="0.5cm" svg:x="9.6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6cm" svg:y1="21.05cm" svg:x2="7.5cm" svg:y2="22.9cm" draw:start-shape="id5" draw:start-glue-point="6" draw:end-shape="id6" svg:d="m9600 21050h-2100v1850" svg:viewBox="0 0 2101 1851">
          <text:p/>
        </draw:connector>
        <draw:connector draw:style-name="gr2" draw:text-style-name="P1" draw:layer="layout" svg:x1="10.1cm" svg:y1="21.05cm" svg:x2="12.6cm" svg:y2="22.9cm" draw:start-shape="id5" draw:start-glue-point="10" draw:end-shape="id7" draw:end-glue-point="0" svg:d="m10100 21050h2500v1850" svg:viewBox="0 0 2501 1851">
          <text:p/>
        </draw:connector>
        <draw:custom-shape draw:style-name="gr5" draw:text-style-name="P1" xml:id="id8" draw:id="id8" draw:layer="layout" svg:width="0.5cm" svg:height="0.5cm" svg:x="9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5cm" svg:y1="19.8cm" svg:x2="9.85cm" svg:y2="20.8cm" draw:start-shape="id8" draw:start-glue-point="8" draw:end-shape="id5" draw:end-glue-point="4" svg:d="m9850 19800v1000" svg:viewBox="0 0 1 1001">
          <text:p/>
        </draw:connector>
        <draw:frame draw:style-name="gr6" draw:text-style-name="P3" draw:layer="layout" svg:width="4.5cm" svg:height="0.75cm" svg:x="11.2cm" svg:y="21.45cm">
          <draw:text-box>
            <text:p><text:span text:style-name="T2">[aVaincu(adversaire)]</text:span></text:p>
          </draw:text-box>
        </draw:frame>
        <draw:frame draw:style-name="gr6" draw:text-style-name="P3" draw:layer="layout" svg:width="4.5cm" svg:height="0.75cm" svg:x="5.4cm" svg:y="21.45cm">
          <draw:text-box>
            <text:p><text:span text:style-name="T2">[ !aVaincu(adversaire)]</text:span></text:p>
          </draw:text-box>
        </draw:frame>
        <draw:frame draw:style-name="gr7" draw:text-style-name="P3" draw:layer="layout" svg:width="5cm" svg:height="0.7cm" svg:x="8.3cm" svg:y="12.3cm">
          <draw:text-box>
            <text:p><text:span text:style-name="T2">passerMain()</text:span></text:p>
          </draw:text-box>
        </draw:frame>
        <draw:frame draw:style-name="gr8" draw:text-style-name="P3" draw:layer="layout" svg:width="5cm" svg:height="0.65cm" svg:x="7.7cm" svg:y="15.6cm">
          <draw:text-box>
            <text:p><text:span text:style-name="T2">passerMain(adversaire)</text:span></text:p>
          </draw:text-box>
        </draw:frame>
        <draw:custom-shape draw:style-name="gr5" draw:text-style-name="P1" xml:id="id9" draw:id="id9" draw:layer="layout" svg:width="0.5cm" svg:height="0.5cm" svg:x="9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95cm" svg:y1="7.4cm" svg:x2="9.9cm" svg:y2="8.6cm" draw:start-shape="id9" draw:start-glue-point="8" draw:end-shape="id3" draw:end-glue-point="0" svg:d="m9950 7400v601h-50v599" svg:viewBox="0 0 51 1201">
          <text:p/>
        </draw:connector>
        <draw:custom-shape draw:style-name="gr5" draw:text-style-name="P1" xml:id="id11" draw:id="id11" draw:layer="layout" svg:width="0.5cm" svg:height="0.5cm" svg:x="9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5cm" svg:height="0.5cm" svg:x="9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5cm" svg:y1="10.55cm" svg:x2="5.4cm" svg:y2="14.25cm" draw:start-shape="id10" draw:start-glue-point="6" draw:end-shape="id2" draw:end-glue-point="3" svg:d="m9500 10550h-4601v3700h501" svg:viewBox="0 0 4602 3701">
          <text:p/>
        </draw:connector>
        <draw:connector draw:style-name="gr2" draw:text-style-name="P1" draw:layer="layout" svg:x1="10cm" svg:y1="10.55cm" svg:x2="14.4cm" svg:y2="14.25cm" draw:start-shape="id10" draw:start-glue-point="10" draw:end-shape="id1" draw:end-glue-point="1" svg:d="m10000 10550h4902v3700h-502" svg:viewBox="0 0 4903 3701">
          <text:p/>
        </draw:connector>
        <draw:connector draw:style-name="gr2" draw:text-style-name="P1" draw:layer="layout" svg:x1="9.75cm" svg:y1="9.5cm" svg:x2="9.75cm" svg:y2="10.3cm" draw:start-shape="id11" draw:start-glue-point="8" draw:end-shape="id10" draw:end-glue-point="4" svg:d="m9750 9500v800" svg:viewBox="0 0 1 801">
          <text:p/>
        </draw:connector>
        <draw:frame draw:style-name="gr6" draw:text-style-name="P3" draw:layer="layout" svg:width="3.6cm" svg:height="0.75cm" svg:x="6.4cm" svg:y="9.9cm">
          <draw:text-box>
            <text:p><text:span text:style-name="T2">[ ! premier]</text:span></text:p>
          </draw:text-box>
        </draw:frame>
        <draw:frame draw:style-name="gr6" draw:text-style-name="P3" draw:layer="layout" svg:width="3.6cm" svg:height="0.75cm" svg:x="10.9cm" svg:y="9.8cm">
          <draw:text-box>
            <text:p><text:span text:style-name="T2">[premier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wendal </meta:initial-creator>
    <meta:creation-date>2013-11-13T23:11:19</meta:creation-date>
    <dc:date>2013-11-17T17:04:53.360000000</dc:date>
    <meta:editing-duration>PT27M</meta:editing-duration>
    <meta:editing-cycles>5</meta:editing-cycles>
    <meta:generator>LibreOffice/4.1.3.2$Windows_x86 LibreOffice_project/70feb7d99726f064edab4605a8ab840c50ec57a</meta:generator>
    <meta:document-statistic meta:object-count="27"/>
  </office:meta>
</office:document-meta>
</file>